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601cm" table:align="margins"/>
    </style:style>
    <style:style style:name="Tableau1.A" style:family="table-column">
      <style:table-column-properties style:column-width="2.72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2.72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3.601cm" table:align="margins"/>
    </style:style>
    <style:style style:name="Tableau3.A" style:family="table-column">
      <style:table-column-properties style:column-width="2.72cm" style:rel-column-width="1310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3.601cm" table:align="margins"/>
    </style:style>
    <style:style style:name="Tableau4.A" style:family="table-column">
      <style:table-column-properties style:column-width="2.72cm" style:rel-column-width="1310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style:font-name="OpenSymbol"/>
    </style:style>
    <style:style style:name="T2" style:family="text">
      <style:text-properties style:font-name="Times New Roman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joueur tire au hasard une carte dans un jeu de 32 cartes.</text:p>
      <text:list xml:id="list9816606215066405" text:style-name="L1">
        <text:list-item>
          <text:p text:style-name="P3">a. Préciser l'ensemble <text:span text:style-name="T1">Ω</text:span><text:span text:style-name="T2"> de tous les résultats possibles de cette expérience aléatoire.</text:span></text:p>
          <text:p text:style-name="P8">b. Quelle loi de probabilité peut-on choisir sur cet ensemble ?</text:p>
          <text:p text:style-name="P8">c. Quelle est la probabilité de l'événement A : « Obtenir un 7, un 8, un 9 ou un 10 » ?</text:p>
        </text:list-item>
        <text:list-item>
          <text:p text:style-name="P8">On convient que, pour jouer, la mise est de 5€ et que le joueur gagne 5€ si la carte tirée est une figure (valet, dame ou roi), 10€ si c'est un as, et 0€ dans les autres cas.</text:p>
          <text:p text:style-name="P8">De plus, cette somme est doublée lorsque la carte est un cœur.</text:p>
          <text:p text:style-name="P8">a. Déterminer quel peut être le gain algébrique (positif, négatif ou nul), du joueur en tenant compte de la mise qu'il ne récupère pas.</text:p>
          <text:p text:style-name="P3"><text:span text:style-name="T2">b. On désigne par X la fonction, qui selon la règle du jeu, associe à chaque élément de </text:span><text:span text:style-name="T1">Ω</text:span><text:span text:style-name="T2"> le gain algébrique du joueur.</text:span></text:p>
          <text:p text:style-name="P8">Quelles valeurs prend la fonction X ?</text:p>
          <text:p text:style-name="P8">c. Déterminer X(« as de cœur ») ?</text:p>
          <text:p text:style-name="P8">d. On note (X=-5) l'événement « le gain est -5€ ».</text:p>
          <text:p text:style-name="P3"><text:span text:style-name="T2">Déterminer </text:span><text:span text:style-name="T2"><draw:frame draw:style-name="fr1" draw:name="Objet1" text:anchor-type="as-char" svg:y="-0.377cm" svg:width="2.122cm" svg:height="0.485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    <text:p text:style-name="P8">e. Compléter le tableau ci-dessous :</text:p>
        </text:list-item>
      </text:list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<draw:frame draw:style-name="fr1" draw:name="Objet2" text:anchor-type="as-char" svg:y="-0.377cm" svg:width="0.524cm" svg:height="0.533cm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B1" office:value-type="float" office:value="-5">
            <text:p text:style-name="P2">-5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E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draw:frame draw:style-name="fr1" draw:name="Objet3" text:anchor-type="as-char" svg:y="-0.377cm" svg:width="1.924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</table:table>
      <text:list xml:id="list31385730" text:continue-numbering="true" text:style-name="L1">
        <text:list-header>
          <text:p text:style-name="P3"><text:span text:style-name="T2">f. Calculer la somme des probabilités </text:span><text:span text:style-name="T2"><draw:frame draw:style-name="fr1" draw:name="Objet4" text:anchor-type="as-char" svg:y="-0.377cm" svg:width="1.924cm" svg:height="0.533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">. Le résultat obtenu était-il prévisible ?</text:span></text:p>
        </text:list-header>
      </text:list>
      <text:p text:style-name="P7"/>
      <text:p text:style-name="P7"/>
      <text:p text:style-name="P1">Un joueur tire au hasard une carte dans un jeu de 32 cartes.</text:p>
      <text:list xml:id="list1324179364551887260" text:style-name="L2">
        <text:list-item>
          <text:p text:style-name="P4">a. Préciser l'ensemble <text:span text:style-name="T1">Ω</text:span><text:span text:style-name="T2"> de tous les résultats possibles de cette expérience aléatoire.</text:span></text:p>
        </text:list-item>
      </text:list>
      <text:list xml:id="list31383113" text:continue-list="list31385730" text:style-name="L1">
        <text:list-header>
          <text:p text:style-name="P8">b. Quelle loi de probabilité peut-on choisir sur cet ensemble ?</text:p>
          <text:p text:style-name="P8">c. Quelle est la probabilité de l'événement A : « Obtenir un 7, un 8, un 9 ou un 10 » ?</text:p>
        </text:list-header>
      </text:list>
      <text:list xml:id="list7971380277097629572" text:style-name="L3">
        <text:list-item>
          <text:p text:style-name="P9">On convient que, pour jouer, la mise est de 5€ et que le joueur gagne 5€ si la carte tirée est une figure (valet, dame ou roi), 10€ si c'est un as, et 0€ dans les autres cas.</text:p>
        </text:list-item>
      </text:list>
      <text:list xml:id="list31373510" text:continue-list="list31383113" text:style-name="L1">
        <text:list-header>
          <text:p text:style-name="P8">De plus, cette somme est doublée lorsque la carte est un cœur.</text:p>
          <text:p text:style-name="P8">a. Déterminer quel peut être le gain algébrique (positif, négatif ou nul), du joueur en tenant compte de la mise qu'il ne récupère pas.</text:p>
          <text:p text:style-name="P3"><text:span text:style-name="T2">b. On désigne par X la fonction, qui selon la règle du jeu, associe à chaque élément de </text:span><text:span text:style-name="T1">Ω</text:span><text:span text:style-name="T2"> le gain algébrique du joueur.</text:span></text:p>
          <text:p text:style-name="P8">Quelles valeurs prend la fonction X ?</text:p>
          <text:p text:style-name="P8">c. Déterminer X(« as de cœur ») ?</text:p>
          <text:p text:style-name="P8">d. On note (X=-5) l'événement « le gain est -5€ ».</text:p>
          <text:p text:style-name="P3"><text:span text:style-name="T2">Déterminer </text:span><text:span text:style-name="T2"><draw:frame draw:style-name="fr1" draw:name="Objet5" text:anchor-type="as-char" svg:y="-0.377cm" svg:width="2.122cm" svg:height="0.485cm" draw:z-index="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">.</text:span></text:p>
          <text:p text:style-name="P8">e. Compléter le tableau ci-dessous :</text:p>
        </text:list-header>
      </text:list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"><draw:frame draw:style-name="fr1" draw:name="Objet6" text:anchor-type="as-char" svg:y="-0.377cm" svg:width="0.524cm" svg:height="0.53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2.B1" office:value-type="float" office:value="-5">
            <text:p text:style-name="P2">-5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E1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2"><draw:frame draw:style-name="fr1" draw:name="Objet7" text:anchor-type="as-char" svg:y="-0.377cm" svg:width="1.924cm" svg:height="0.533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</table:table>
      <text:list xml:id="list31370068" text:continue-numbering="true" text:style-name="L1">
        <text:list-header>
          <text:p text:style-name="P3"><text:span text:style-name="T2">f. Calculer la somme des probabilités </text:span><text:span text:style-name="T2"><draw:frame draw:style-name="fr1" draw:name="Objet8" text:anchor-type="as-char" svg:y="-0.377cm" svg:width="1.924cm" svg:height="0.53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">. Le résultat obtenu était-il prévisible ?</text:span></text:p>
        </text:list-header>
      </text:list>
      <text:p text:style-name="P1">Un joueur tire au hasard une carte dans un jeu de 32 cartes.</text:p>
      <text:list xml:id="list2658915284933477386" text:style-name="L4">
        <text:list-item>
          <text:p text:style-name="P5">a. Préciser l'ensemble <text:span text:style-name="T1">Ω</text:span><text:span text:style-name="T2"> de tous les résultats possibles de cette expérience aléatoire.</text:span></text:p>
        </text:list-item>
      </text:list>
      <text:list xml:id="list31386956" text:continue-list="list31370068" text:style-name="L1">
        <text:list-header>
          <text:p text:style-name="P8">b. Quelle loi de probabilité peut-on choisir sur cet ensemble ?</text:p>
          <text:p text:style-name="P8">c. Quelle est la probabilité de l'événement A : « Obtenir un 7, un 8, un 9 ou un 10 » ?</text:p>
        </text:list-header>
      </text:list>
      <text:list xml:id="list4894400982019590011" text:style-name="L5">
        <text:list-item>
          <text:p text:style-name="P10">On convient que, pour jouer, la mise est de 5€ et que le joueur gagne 5€ si la carte tirée est une figure (valet, dame ou roi), 10€ si c'est un as, et 0€ dans les autres cas.</text:p>
        </text:list-item>
      </text:list>
      <text:list xml:id="list31374187" text:continue-list="list31386956" text:style-name="L1">
        <text:list-header>
          <text:p text:style-name="P8">De plus, cette somme est doublée lorsque la carte est un cœur.</text:p>
          <text:p text:style-name="P8">a. Déterminer quel peut être le gain algébrique (positif, négatif ou nul), du joueur en tenant compte de la mise qu'il ne récupère pas.</text:p>
          <text:p text:style-name="P3"><text:span text:style-name="T2">b. On désigne par X la fonction, qui selon la règle du jeu, associe à chaque élément de </text:span><text:span text:style-name="T1">Ω</text:span><text:span text:style-name="T2"> le gain algébrique du joueur.</text:span></text:p>
          <text:p text:style-name="P8">Quelles valeurs prend la fonction X ?</text:p>
          <text:p text:style-name="P8">c. Déterminer X(« as de cœur ») ?</text:p>
          <text:p text:style-name="P8">d. On note (X=-5) l'événement « le gain est -5€ ».</text:p>
          <text:p text:style-name="P3"><text:span text:style-name="T2">Déterminer </text:span><text:span text:style-name="T2"><draw:frame draw:style-name="fr1" draw:name="Objet9" text:anchor-type="as-char" svg:y="-0.377cm" svg:width="2.122cm" svg:height="0.48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">.</text:span></text:p>
          <text:p text:style-name="P8">e. Compléter le tableau ci-dessous :</text:p>
        </text:list-header>
      </text:list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"><draw:frame draw:style-name="fr1" draw:name="Objet10" text:anchor-type="as-char" svg:y="-0.377cm" svg:width="0.524cm" svg:height="0.533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3.B1" office:value-type="float" office:value="-5">
            <text:p text:style-name="P2">-5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E1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2"><draw:frame draw:style-name="fr1" draw:name="Objet11" text:anchor-type="as-char" svg:y="-0.377cm" svg:width="1.924cm" svg:height="0.533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</table:table>
      <text:list xml:id="list31371822" text:continue-numbering="true" text:style-name="L1">
        <text:list-header>
          <text:p text:style-name="P3"><text:span text:style-name="T2">f. Calculer la somme des probabilités </text:span><text:span text:style-name="T2"><draw:frame draw:style-name="fr1" draw:name="Objet12" text:anchor-type="as-char" svg:y="-0.377cm" svg:width="1.924cm" svg:height="0.533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">. Le résultat obtenu était-il prévisible ?</text:span></text:p>
        </text:list-header>
      </text:list>
      <text:p text:style-name="P7"/>
      <text:p text:style-name="P1"/>
      <text:p text:style-name="P1">Un joueur tire au hasard une carte dans un jeu de 32 cartes.</text:p>
      <text:list xml:id="list7742810394814446438" text:style-name="L6">
        <text:list-item>
          <text:p text:style-name="P6">a. Préciser l'ensemble <text:span text:style-name="T1">Ω</text:span><text:span text:style-name="T2"> de tous les résultats possibles de cette expérience aléatoire.</text:span></text:p>
        </text:list-item>
      </text:list>
      <text:list xml:id="list31363838" text:continue-list="list31371822" text:style-name="L1">
        <text:list-header>
          <text:p text:style-name="P8">b. Quelle loi de probabilité peut-on choisir sur cet ensemble ?</text:p>
          <text:p text:style-name="P8">c. Quelle est la probabilité de l'événement A : « Obtenir un 7, un 8, un 9 ou un 10 » ?</text:p>
        </text:list-header>
      </text:list>
      <text:list xml:id="list5442917091333255715" text:style-name="L7">
        <text:list-item>
          <text:p text:style-name="P11">On convient que, pour jouer, la mise est de 5€ et que le joueur gagne 5€ si la carte tirée est une figure (valet, dame ou roi), 10€ si c'est un as, et 0€ dans les autres cas.</text:p>
        </text:list-item>
      </text:list>
      <text:list xml:id="list31369222" text:continue-list="list31363838" text:style-name="L1">
        <text:list-header>
          <text:p text:style-name="P8">De plus, cette somme est doublée lorsque la carte est un cœur.</text:p>
          <text:p text:style-name="P8">a. Déterminer quel peut être le gain algébrique (positif, négatif ou nul), du joueur en tenant compte de la mise qu'il ne récupère pas.</text:p>
          <text:p text:style-name="P3"><text:span text:style-name="T2">b. On désigne par X la fonction, qui selon la règle du jeu, associe à chaque élément de </text:span><text:span text:style-name="T1">Ω</text:span><text:span text:style-name="T2"> le gain algébrique du joueur.</text:span></text:p>
          <text:p text:style-name="P8">Quelles valeurs prend la fonction X ?</text:p>
          <text:p text:style-name="P8">c. Déterminer X(« as de cœur ») ?</text:p>
          <text:p text:style-name="P8">d. On note (X=-5) l'événement « le gain est -5€ ».</text:p>
          <text:p text:style-name="P3"><text:span text:style-name="T2">Déterminer </text:span><text:span text:style-name="T2"><draw:frame draw:style-name="fr1" draw:name="Objet13" text:anchor-type="as-char" svg:y="-0.377cm" svg:width="2.122cm" svg:height="0.485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">.</text:span></text:p>
          <text:p text:style-name="P8">e. Compléter le tableau ci-dessous :</text:p>
        </text:list-header>
      </text:list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"><draw:frame draw:style-name="fr1" draw:name="Objet14" text:anchor-type="as-char" svg:y="-0.377cm" svg:width="0.524cm" svg:height="0.533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4.B1" office:value-type="float" office:value="-5">
            <text:p text:style-name="P2">-5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E1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><draw:frame draw:style-name="fr1" draw:name="Objet15" text:anchor-type="as-char" svg:y="-0.377cm" svg:width="1.924cm" svg:height="0.533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</table:table>
      <text:list xml:id="list31387248" text:continue-numbering="true" text:style-name="L1">
        <text:list-header>
          <text:p text:style-name="P3"><text:span text:style-name="T2">f. Calculer la somme des probabilités </text:span><text:span text:style-name="T2"><draw:frame draw:style-name="fr1" draw:name="Objet16" text:anchor-type="as-char" svg:y="-0.377cm" svg:width="1.924cm" svg:height="0.53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">. Le résultat obtenu était-il prévisible ?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6T09:12:53.88</meta:creation-date>
    <dc:date>2015-11-26T10:27:41.53</dc:date>
    <meta:editing-duration>PT1H14M47S</meta:editing-duration>
    <meta:editing-cycles>5</meta:editing-cycles>
    <meta:generator>OpenOffice/4.1.7$Win32 OpenOffice.org_project/417m1$Build-9800</meta:generator>
    <meta:document-statistic meta:table-count="4" meta:image-count="0" meta:object-count="16" meta:page-count="1" meta:paragraph-count="68" meta:word-count="828" meta:character-count="4180"/>
  </office:meta>
</office:document-meta>
</file>

<file path=Object 1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row>
              <mo stretchy="false">−</mo>
              <mrow>
                <mn>5</mn>
              </mrow>
            </mrow>
          </mrow>
        </mrow>
        <mo stretchy="false">)</mo>
      </mrow>
    </mrow>
    <annotation encoding="StarMath 5.0">P(X=-{5})</annotation>
  </semantics>
</math>
</file>

<file path=Object 1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1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2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3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row>
              <mo stretchy="false">−</mo>
              <mrow>
                <mn>5</mn>
              </mrow>
            </mrow>
          </mrow>
        </mrow>
        <mo stretchy="false">)</mo>
      </mrow>
    </mrow>
    <annotation encoding="StarMath 5.0">P(X=-{5})</annotation>
  </semantics>
</math>
</file>

<file path=Object 1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5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6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2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row>
              <mo stretchy="false">−</mo>
              <mrow>
                <mn>5</mn>
              </mrow>
            </mrow>
          </mrow>
        </mrow>
        <mo stretchy="false">)</mo>
      </mrow>
    </mrow>
    <annotation encoding="StarMath 5.0">P(X=-{5})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7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9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row>
              <mo stretchy="false">−</mo>
              <mrow>
                <mn>5</mn>
              </mrow>
            </mrow>
          </mrow>
        </mrow>
        <mo stretchy="false">)</mo>
      </mrow>
    </mrow>
    <annotation encoding="StarMath 5.0">P(X=-{5})</annotation>
  </semantics>
</math>
</file>